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adornments="Regular"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ext_20_body">
      <style:text-properties officeooo:rsid="00283655" officeooo:paragraph-rsid="00283655"/>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rsid="002911c4" officeooo:paragraph-rsid="002911c4"/>
    </style:style>
    <style:style style:name="P4" style:family="paragraph" style:parent-style-name="Text_20_body">
      <style:text-properties style:font-name="Liberation Sans" officeooo:rsid="002a988e" officeooo:paragraph-rsid="002a988e"/>
    </style:style>
    <style:style style:name="P5" style:family="paragraph" style:parent-style-name="Text_20_body">
      <style:text-properties style:font-name="Liberation Sans" officeooo:rsid="002b30c5" officeooo:paragraph-rsid="002b30c5"/>
    </style:style>
    <style:style style:name="P6" style:family="paragraph" style:parent-style-name="Text_20_body">
      <style:text-properties officeooo:paragraph-rsid="002911c4"/>
    </style:style>
    <style:style style:name="P7" style:family="paragraph" style:parent-style-name="Text_20_body">
      <style:text-properties officeooo:rsid="00293be8" officeooo:paragraph-rsid="00293be8"/>
    </style:style>
    <style:style style:name="P8" style:family="paragraph" style:parent-style-name="Text_20_body">
      <style:text-properties officeooo:rsid="00293be8" officeooo:paragraph-rsid="002db1da"/>
    </style:style>
    <style:style style:name="P9" style:family="paragraph" style:parent-style-name="Text_20_body">
      <style:text-properties officeooo:rsid="002a988e" officeooo:paragraph-rsid="002a988e"/>
    </style:style>
    <style:style style:name="P10" style:family="paragraph" style:parent-style-name="Text_20_body">
      <style:text-properties officeooo:rsid="002b30c5" officeooo:paragraph-rsid="002b30c5"/>
    </style:style>
    <style:style style:name="P11" style:family="paragraph" style:parent-style-name="Text_20_body">
      <style:text-properties officeooo:paragraph-rsid="002b30c5"/>
    </style:style>
    <style:style style:name="T1" style:family="text">
      <style:text-properties officeooo:rsid="001feb64"/>
    </style:style>
    <style:style style:name="T2" style:family="text">
      <style:text-properties officeooo:rsid="00283655"/>
    </style:style>
    <style:style style:name="T3" style:family="text">
      <style:text-properties officeooo:rsid="002911c4"/>
    </style:style>
    <style:style style:name="T4" style:family="text">
      <style:text-properties officeooo:rsid="00293be8"/>
    </style:style>
    <style:style style:name="T5" style:family="text">
      <style:text-properties style:font-name="Liberation Sans" officeooo:rsid="002a988e"/>
    </style:style>
    <style:style style:name="T6" style:family="text">
      <style:text-properties style:font-name="Liberation Sans" officeooo:rsid="002b30c5"/>
    </style:style>
    <style:style style:name="T7" style:family="text">
      <style:text-properties style:font-name="Liberation Sans" officeooo:rsid="002db1da"/>
    </style:style>
    <style:style style:name="T8" style:family="text">
      <style:text-properties officeooo:rsid="002b30c5"/>
    </style:style>
    <style:style style:name="T9" style:family="text">
      <style:text-properties officeooo:rsid="002c6030"/>
    </style:style>
    <style:style style:name="T10" style:family="text">
      <style:text-properties officeooo:rsid="002db1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does it work ?</text:h>
      <text:p text:style-name="Text_20_body">It is a simple script which reads the information from the VATSIM servers, figures out where the nearest airport is and how far you are from it, <text:span text:style-name="T2">and how fast you are currently travelling.</text:span></text:p>
      <text:p text:style-name="P1">If these are within limits (currently &lt; 2km from the airport and &lt; 20kts) then it decides you have landed, and displays a code like the one below <text:span text:style-name="T3">which are sent to the organiser.</text:span></text:p>
      <text:p text:style-name="P2"><text:tab/>1497648.PAULROBSONEGSV.EGGW.0930.131854.982</text:p>
      <text:p text:style-name="P3">This contains the basic information, seperated by full stops. The VATSIM ID Number, Name, the Airport landed at (Luton) the Time 13:18:54Z on 30/09. The last digit is a check so that it is not possible to simply change the time.</text:p>
      <text:p text:style-name="P9">If you are moving too quickly or too far from the airport then it displays a warning message explaining the shortfall.</text:p>
      <text:p text:style-name="P3">The basic idea is that two entries should be recorded for each leg ; the first just before taking off and the second just after landing.</text:p>
      <text:p text:style-name="P3">The VATSIM data is updated every 15s so this is an error of +/- 7.5s or +/- 15s for the pair.</text:p>
      <text:p text:style-name="P7">As with FSEconomy it measures point to point <text:span text:style-name="T9">in practice</text:span>, not how you get there. For example, one way to get to zero knts at the airport very quickly is to simply smash the plane into the middle of the runway. VATSIM does not detect this, other than by continuous monitoring of the flight which isn’t practical.</text:p>
      <text:p text:style-name="P9">There is a database of about 4,400 airports which may not include all of those in the competition, <text:span text:style-name="T9">especially small airports</text:span>, and those that are there need to be checked for accuracy, <text:span text:style-name="T9">which can be done directly or using Google maps.</text:span></text:p>
      <text:h text:style-name="Heading_20_1" text:outline-level="1">Issues regarding the race</text:h>
      <text:p text:style-name="P6"><text:span text:style-name="T3">As it is a script it can be decoded and fake results put in. I can obfuscate the code to hide it, but if someone is sufficiently determined they can cheat. Even with a Windows logger you can still cheat if you want to ; you could write your own SimConnect.Dll and feed the logger anything you like. </text:span></text:p>
      <text:p text:style-name="P6"><text:span text:style-name="T3">I think we can accept the basic honesty of club members ; the club is more friendly than competitive (e.g. there are very low requirements for flying to remain a member).</text:span></text:p>
      <text:p text:style-name="P3">It is also possible to manipulate the simulator itself, by simply moving the aircraft to where you want to go, which is pretty trivial in X-Plane. One could monitor the whole flight, and I did consider a central monitoring model – I run a script on a PC which tracks any flights by a member on VATSIM over the period, but this is simpler.</text:p>
      <text:h text:style-name="Heading_20_1" text:outline-level="1"><text:soft-page-break/>Safety issues</text:h>
      <text:p text:style-name="Text_20_body">People have raised the issue of safety. <text:span text:style-name="T3">It would be possible, for example, to write a script which scans someone’s documents looking for anything interesting </text:span><text:span text:style-name="T4">and emails </text:span><text:span text:style-name="T10">them</text:span><text:span text:style-name="T4"> to me. </text:span></text:p>
      <text:p text:style-name="P8">This would normally be dealt with by open sourcing the code so anyone can see it. It actually is, but nobody knows it’s there. <text:span text:style-name="T10">The problem with making it open to everyone is that if you get the code you know how to cheat the system.</text:span></text:p>
      <text:p text:style-name="P8">One way to set <text:span text:style-name="T5">someone’s mind at rest would be for someone else to read through the code (there’s not a lot of it), there are several developers </text:span><text:span text:style-name="T7">one of </text:span><text:span text:style-name="T5">who</text:span><text:span text:style-name="T7">m</text:span><text:span text:style-name="T5"> could read it to check it does only what it says it does.</text:span></text:p>
      <text:p text:style-name="P9">It is not a virus risk <text:span text:style-name="T10">per se </text:span>because it is a Python script, not an executable, <text:span text:style-name="T10">which also makes it portable, and it doesn’t rely on the simulator at all, it will work on anything that connects to VATSIM.</text:span></text:p>
      <text:h text:style-name="Heading_20_1" text:outline-level="1">Testing </text:h>
      <text:p text:style-name="P4">At the time of writing this hasn’t been tested on Windows, but it will be and there’s no reason why it shouldn’t work identically.</text:p>
      <text:p text:style-name="P4">The only prerequisite is Python 3, which is a well known and established scripting language and is available from here <text:a xlink:type="simple" xlink:href="https://www.python.org/" text:style-name="Internet_20_link" text:visited-style-name="Visited_20_Internet_20_Link">https://www.python.org/</text:a> and is available for all platforms. No technical knowledge is required.</text:p>
      <text:p text:style-name="P4">The code and source is stored here <text:a xlink:type="simple" xlink:href="https://github.com/paulscottrobson/cix-logger/" text:style-name="Internet_20_link" text:visited-style-name="Visited_20_Internet_20_Link">https://github.com/paulscottrobson/cix-logger/</text:a> , the files can be downloaded by clicking on the code button but the only one actually required is cixlogger.pyz, the rest <text:span text:style-name="T8">is source or notes.</text:span></text:p>
      <text:p text:style-name="P5">The program can be run from a Command prompt by going to the directory and running python cixlogger.pyz 123456 in the window where 123456 is the user ID (anyone can access anyone’s flight data if they know their user ID). </text:p>
      <text:p text:style-name="P5">This is slightly fiddly compared to a GUI app but that brings different complications. I will write a better set of instructions if this is used.</text:p>
      <text:p text:style-name="Text_20_body"><text:span text:style-name="T6">The best place I’ve found to test it is</text:span><text:span text:style-name="T1"> </text:span><text:a xlink:type="simple" xlink:href="https://vau.aero/fsmap/?osm" text:style-name="Internet_20_link" text:visited-style-name="Visited_20_Internet_20_Link">https://vau.aero/fsmap/?osm</text:a> <text:span text:style-name="T8">because clicking on the aircraft icon gives you the Vatsim ID in the top right. Most other VATSIM Maps do not.</text:span></text:p>
      <text:h text:style-name="Heading_20_1" text:outline-level="1">General Testing</text:h>
      <text:p text:style-name="P10">The best way to test it would be by doing a dummy run on a Tuesday night (or any other), people getting set up over Teamspeak if they need assistance, and recording before taxi and after parking times and sending them (probably to me !) just so I can check it works.</text:p>
      <text:p text:style-name="P10">Paul Robson</text:p>
      <text:p text:style-name="P11"><text:span text:style-name="T8">30 September 20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adornments="Regular"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30T09:35:34.840147093</meta:creation-date>
    <dc:date>2021-09-30T14:51:45.543498930</dc:date>
    <meta:editing-duration>PT38M53S</meta:editing-duration>
    <meta:editing-cycles>16</meta:editing-cycles>
    <meta:generator>LibreOffice/7.2.1.2$Linux_X86_64 LibreOffice_project/20$Build-2</meta:generator>
    <meta:document-statistic meta:table-count="0" meta:image-count="0" meta:object-count="0" meta:page-count="2" meta:paragraph-count="30" meta:word-count="846" meta:character-count="4651" meta:non-whitespace-character-count="3829"/>
  </office:meta>
</office:document-meta>
</file>